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DAVRepositoryTransactionHelper.commitTr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positoryTransactionHelper.rollbackTr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positoryTransactionHelper.supportsLock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positoryTransactionHelper.lock( String uri , int time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ebDAVRepositoryTransactionHelper.supportsTrans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positoryTransactionHelper.beginTr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positoryTransactionHelp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positoryTransactionHelper.unlock( String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DAVRepositoryTransactionHelper.lock( String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DAVRepositoryTransactionHelper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positoryTransactionHelper.WebDAVRepositoryTransactionHelper( CredentialsToken credentials , WebDAVRepository rep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